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paragraph-rsid="00011950"/>
    </style:style>
    <style:style style:name="P2" style:family="paragraph" style:parent-style-name="Heading_20_3">
      <style:text-properties officeooo:rsid="00011950" officeooo:paragraph-rsid="00011950"/>
    </style:style>
    <style:style style:name="P3" style:family="paragraph" style:parent-style-name="Text_20_body">
      <style:text-properties officeooo:paragraph-rsid="00011950"/>
    </style:style>
    <style:style style:name="P4" style:family="paragraph" style:parent-style-name="Text_20_body">
      <style:text-properties officeooo:rsid="00011950" officeooo:paragraph-rsid="00011950"/>
    </style:style>
    <style:style style:name="P5" style:family="paragraph" style:parent-style-name="Text_20_body">
      <style:text-properties fo:font-weight="bold" officeooo:rsid="00011950" officeooo:paragraph-rsid="00011950" style:font-weight-asian="bold" style:font-weight-complex="bold"/>
    </style:style>
    <style:style style:name="P6" style:family="paragraph" style:parent-style-name="Text_20_body">
      <style:text-properties fo:font-weight="bold" officeooo:rsid="00022959" officeooo:paragraph-rsid="00022959" style:font-weight-asian="bold" style:font-weight-complex="bold"/>
    </style:style>
    <style:style style:name="P7" style:family="paragraph" style:parent-style-name="Text_20_body">
      <style:text-properties fo:font-weight="normal" officeooo:rsid="00011950" officeooo:paragraph-rsid="00011950" style:font-weight-asian="normal" style:font-weight-complex="normal"/>
    </style:style>
    <style:style style:name="P8" style:family="paragraph" style:parent-style-name="Text_20_body">
      <style:text-properties fo:font-weight="normal" officeooo:rsid="00022959" officeooo:paragraph-rsid="00022959" style:font-weight-asian="normal" style:font-weight-complex="normal"/>
    </style:style>
    <style:style style:name="T1" style:family="text">
      <style:text-properties style:font-name="Liberation Sans" fo:font-size="18.2000007629395pt" fo:font-weight="bold" officeooo:rsid="00011950" style:font-name-asian="Microsoft YaHei" style:font-size-asian="18.2000007629395pt" style:font-weight-asian="bold" style:font-name-complex="Mangal" style:font-size-complex="18.200000762939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essons learned; <text:span text:style-name="T1">Remote</text:span> - schematic and PCB</text:h>
      <text:p text:style-name="P3"/>
      <text:p text:style-name="P4">Note: This Schematic and PCB were made after the Drone with FPGA board. I think most lessons were learned on the Drone board, and applied here, but some new lessons are to be had here too.</text:p>
      <text:p text:style-name="P4"/>
      <text:h text:style-name="P2" text:outline-level="3">Lessons about the schematic</text:h>
      <text:p text:style-name="P3"/>
      <text:p text:style-name="P5">Have a list of components you would often use. </text:p>
      <text:p text:style-name="P7">Having a list of resistors, LEDs, capacitors, etc. that you have used makes further design a lot easier.<text:line-break/>KiCad does have a component list used in the project itself, but that doesn’t tell you about the resistor you already selected in the other project.</text:p>
      <text:p text:style-name="P7">For now I’m using a google sheet file. For all the regular components I have a neatly sorted table with values, sizes, tolerances, material, and distributor codes/links. This way, if I need a 0603 1kOhm resistor, I just look at my list, see that I have a 1% tolerance one selected already, and just copy the information into the schematic. No redoing the component searching every time. </text:p>
      <text:p text:style-name="P7">In the future, after the drone project is fully done, I’d like to create my own program to manage this for me. With a nice database, API access to the distributors, and a nice UI. There are probably many programs available on the internet that can do that already, maybe even free ones. But I’d ideally like to learn to use python, and work with databases, so this seems like a nice combination of “I want to have this” and <text:s/>“I want to learn to do this”.</text:p>
      <text:p text:style-name="P7"/>
      <text:p text:style-name="P6">Count your CPU pins carefully, and double check.</text:p>
      <text:p text:style-name="P8">A CPU has only a set number of pins, count how many you want to use, and double check. I counted, didn’t double check, and must have missed some, because when it came time to hook up the last 12 GPIO pins, I only had 7 free GPIO pins left. Oops. </text:p>
      <text:p text:style-name="P8">I was able to redesign some parts (PWM for the screen backlight not through the CPU, but directly with timing circuit and an I2C LED driver instead of using CPU PWM pins (this allowed me to add even more LEDs too!)). Next time double check, so you don’t have to do a last minute redesig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2-18T14:56:31.804000000</dc:date>
    <meta:editing-duration>PT1M8S</meta:editing-duration>
    <meta:editing-cycles>1</meta:editing-cycles>
    <meta:document-statistic meta:table-count="0" meta:image-count="0" meta:object-count="0" meta:page-count="1" meta:paragraph-count="10" meta:word-count="368" meta:character-count="1982" meta:non-whitespace-character-count="1619"/>
  </office:meta>
</office:document-meta>
</file>